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 style:master-page-name="MP0">
      <style:table-properties style:width="1.6688in" fo:margin-left="5.0208in" style:page-number="auto" table:align="left"/>
    </style:style>
    <style:style style:name="Table1.A" style:family="table-column">
      <style:table-column-properties style:column-width="0.7868in"/>
    </style:style>
    <style:style style:name="Table1.B" style:family="table-column">
      <style:table-column-properties style:column-width="0.8819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5833in" fo:margin-left="0.0035in" table:align="left"/>
    </style:style>
    <style:style style:name="Table2.A" style:family="table-column">
      <style:table-column-properties style:column-width="1.9583in"/>
    </style:style>
    <style:style style:name="Table2.B" style:family="table-column">
      <style:table-column-properties style:column-width="0.95in"/>
    </style:style>
    <style:style style:name="Table2.C" style:family="table-column">
      <style:table-column-properties style:column-width="1.3368in"/>
    </style:style>
    <style:style style:name="Table2.D" style:family="table-column">
      <style:table-column-properties style:column-width="1.3382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B1" style:family="table-cell">
      <style:table-cell-properties fo:background-color="#fff2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" style:family="table">
      <style:table-properties style:width="6.6861in" fo:margin-left="0.0035in" table:align="left"/>
    </style:style>
    <style:style style:name="Table3.A" style:family="table-column">
      <style:table-column-properties style:column-width="1.6715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" style:family="table-cell">
      <style:table-cell-properties fo:background-color="#fff2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4" style:family="table-row">
      <style:table-row-properties style:min-row-height="3.134in" style:use-optimal-row-height="false"/>
    </style:style>
    <style:style style:name="Table3.5" style:family="table-row">
      <style:table-row-properties style:min-row-height="1.6806in" style:use-optimal-row-height="false"/>
    </style:style>
    <style:style style:name="P1" style:family="paragraph" style:parent-style-name="Standard">
      <style:paragraph-properties fo:margin-top="0in" fo:margin-bottom="0in" style:contextual-spacing="false" fo:line-height="100%" fo:orphans="0" fo:widows="0" fo:break-before="page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in" fo:margin-bottom="0in" style:contextual-spacing="false" fo:line-height="100%" fo:orphans="0" fo:widows="0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fo:font-weight="bold" officeooo:rsid="0001a4cd" officeooo:paragraph-rsid="0001a4cd" style:font-weight-asian="bold" style:font-name-complex="Calibri1" style:font-weight-complex="bold"/>
    </style:style>
    <style:style style:name="P4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Standard">
      <style:paragraph-properties fo:margin-top="0in" fo:margin-bottom="0in" style:contextual-spacing="false" fo:line-height="100%" fo:orphans="0" fo:widows="0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officeooo:paragraph-rsid="0001a4c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officeooo:paragraph-rsid="0004deb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in" fo:margin-bottom="0in" style:contextual-spacing="false" fo:line-height="100%" fo:orphans="0" fo:widows="0"/>
      <style:text-properties fo:font-style="italic" style:font-style-asian="italic" style:font-style-complex="italic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style="italic" style:font-style-asian="italic" style:font-style-complex="italic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bold" officeooo:paragraph-rsid="0001a4c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bold" officeooo:rsid="00011ac4" officeooo:paragraph-rsid="0001a4c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bold" officeooo:rsid="00011ac4" officeooo:paragraph-rsid="0001a4c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font-size="11pt" fo:language="en" fo:country="GB" officeooo:paragraph-rsid="0001a4cd" style:letter-kerning="false" style:font-name-asian="Calibri2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language="en" fo:country="GB" officeooo:paragraph-rsid="0001a4cd" style:font-name-complex="Calibri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language="en" fo:country="GB" fo:font-weight="normal" officeooo:rsid="0006b56e" officeooo:paragraph-rsid="0001a4cd" style:language-asian="en" style:country-asian="US" style:font-weight-asian="normal" style:font-name-complex="Calibri1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language="en" fo:country="GB" fo:font-weight="normal" officeooo:rsid="000afc85" officeooo:paragraph-rsid="0001a4cd" style:language-asian="en" style:country-asian="US" style:font-weight-asian="normal" style:font-name-complex="Calibri1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fo:language="en" fo:country="GB" fo:font-weight="normal" officeooo:rsid="000ee63d" officeooo:paragraph-rsid="000ee63d" style:language-asian="en" style:country-asian="US" style:font-weight-asian="normal" style:font-name-complex="Calibri1" style:language-complex="ar" style:country-complex="SA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fo:language="en" fo:country="GB" fo:font-weight="bold" officeooo:rsid="000ee63d" officeooo:paragraph-rsid="000ee63d" style:language-asian="en" style:country-asian="US" style:font-weight-asian="bold" style:font-name-complex="Calibri1" style:language-complex="ar" style:country-complex="SA" style:font-weight-complex="bold"/>
    </style:style>
    <style:style style:name="P20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style:font-name="Calibri" fo:font-size="11pt" fo:language="en" fo:country="GB" fo:font-weight="normal" officeooo:rsid="00049ec0" officeooo:paragraph-rsid="0001a4cd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ext_20_body">
      <style:paragraph-properties fo:margin-top="0in" fo:margin-bottom="0in" style:contextual-spacing="false" fo:line-height="100%" fo:text-align="justify" style:justify-single-word="false" fo:orphans="0" fo:widows="0"/>
      <style:text-properties officeooo:paragraph-rsid="0012fd85"/>
    </style:style>
    <style:style style:name="P22" style:family="paragraph" style:parent-style-name="Standard" style:list-style-name="L1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01a4cd" officeooo:paragraph-rsid="0001a4cd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 style:list-style-name="L1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103613" officeooo:paragraph-rsid="00103613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officeooo:paragraph-rsid="0001a4c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 style:list-style-name="L1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officeooo:paragraph-rsid="0012fd8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 style:list-style-name="L4">
      <style:paragraph-properties fo:margin-top="0in" fo:margin-bottom="0in" style:contextual-spacing="false" fo:line-height="100%" fo:text-align="justify" style:justify-single-word="false" fo:orphans="0" fo:widows="0"/>
      <style:text-properties officeooo:paragraph-rsid="0004b0bf"/>
    </style:style>
    <style:style style:name="P27" style:family="paragraph" style:parent-style-name="Standard" style:list-style-name="L4">
      <style:paragraph-properties fo:margin-top="0in" fo:margin-bottom="0in" style:contextual-spacing="false" fo:line-height="100%" fo:text-align="justify" style:justify-single-word="false" fo:orphans="0" fo:widows="0"/>
    </style:style>
    <style:style style:name="P28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officeooo:paragraph-rsid="0004b0bf"/>
    </style:style>
    <style:style style:name="P29" style:family="paragraph" style:parent-style-name="Standard" style:list-style-name="L2">
      <style:paragraph-properties fo:margin-top="0in" fo:margin-bottom="0in" style:contextual-spacing="false" fo:line-height="100%" fo:text-align="justify" style:justify-single-word="false" fo:orphans="0" fo:widows="0"/>
      <style:text-properties officeooo:rsid="000ee63d" officeooo:paragraph-rsid="000ee63d" style:font-name-complex="Calibri1"/>
    </style:style>
    <style:style style:name="P30" style:family="paragraph" style:parent-style-name="Standard" style:list-style-name="L2">
      <style:paragraph-properties fo:margin-top="0in" fo:margin-bottom="0in" style:contextual-spacing="false" fo:line-height="100%" fo:text-align="justify" style:justify-single-word="false" fo:orphans="0" fo:widows="0"/>
      <style:text-properties style:font-name-complex="Calibri1"/>
    </style:style>
    <style:style style:name="P31" style:family="paragraph" style:parent-style-name="Standard" style:list-style-name="L3">
      <style:paragraph-properties fo:margin-top="0in" fo:margin-bottom="0in" style:contextual-spacing="false" fo:line-height="100%" fo:text-align="justify" style:justify-single-word="false" fo:orphans="0" fo:widows="0"/>
      <style:text-properties style:font-name-complex="Calibri1"/>
    </style:style>
    <style:style style:name="P32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language="en" fo:country="GB" officeooo:paragraph-rsid="0001a4c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-complex="Calibri1"/>
    </style:style>
    <style:style style:name="T2" style:family="text">
      <style:text-properties officeooo:rsid="0004debe" style:font-name-complex="Calibri1"/>
    </style:style>
    <style:style style:name="T3" style:family="text">
      <style:text-properties officeooo:rsid="0004b0bf" style:font-name-complex="Calibri1"/>
    </style:style>
    <style:style style:name="T4" style:family="text">
      <style:text-properties officeooo:rsid="000ee63d" style:font-name-complex="Calibri1"/>
    </style:style>
    <style:style style:name="T5" style:family="text">
      <style:text-properties officeooo:rsid="0012fd85" style:font-name-complex="Calibri1"/>
    </style:style>
    <style:style style:name="T6" style:family="text">
      <style:text-properties officeooo:rsid="0001a4cd"/>
    </style:style>
    <style:style style:name="T7" style:family="text">
      <style:text-properties fo:language="en" fo:country="GB" fo:font-weight="normal" officeooo:rsid="0001a4cd" style:language-asian="en" style:country-asian="US" style:font-weight-asian="normal" style:language-complex="ar" style:country-complex="SA" style:font-weight-complex="normal"/>
    </style:style>
    <style:style style:name="T8" style:family="text">
      <style:text-properties fo:language="en" fo:country="GB" fo:font-weight="normal" officeooo:rsid="0008737e" style:language-asian="en" style:country-asian="US" style:font-weight-asian="normal" style:language-complex="ar" style:country-complex="SA" style:font-weight-complex="normal"/>
    </style:style>
    <style:style style:name="T9" style:family="text">
      <style:text-properties fo:language="en" fo:country="GB" fo:font-weight="normal" officeooo:rsid="0012fd85" style:language-asian="en" style:country-asian="US" style:font-weight-asian="normal" style:language-complex="ar" style:country-complex="SA" style:font-weight-complex="normal"/>
    </style:style>
    <style:style style:name="T10" style:family="text">
      <style:text-properties fo:language="en" fo:country="GB" fo:font-weight="normal" officeooo:rsid="0006b56e" style:language-asian="en" style:country-asian="US" style:font-weight-asian="normal" style:font-name-complex="Calibri1" style:language-complex="ar" style:country-complex="SA" style:font-weight-complex="normal"/>
    </style:style>
    <style:style style:name="T11" style:family="text">
      <style:text-properties fo:language="en" fo:country="GB" fo:font-weight="normal" officeooo:rsid="000afc85" style:language-asian="en" style:country-asian="US" style:font-weight-asian="normal" style:font-name-complex="Calibri1" style:language-complex="ar" style:country-complex="SA" style:font-weight-complex="normal"/>
    </style:style>
    <style:style style:name="T12" style:family="text">
      <style:text-properties fo:language="en" fo:country="GB" fo:font-weight="normal" officeooo:rsid="000ee63d" style:language-asian="en" style:country-asian="US" style:font-weight-asian="normal" style:font-name-complex="Calibri1" style:language-complex="ar" style:country-complex="SA" style:font-weight-complex="normal"/>
    </style:style>
    <style:style style:name="T13" style:family="text">
      <style:text-properties fo:language="en" fo:country="GB" fo:font-weight="normal" officeooo:rsid="0012fd85" style:language-asian="en" style:country-asian="US" style:font-weight-asian="normal" style:font-name-complex="Calibri1" style:language-complex="ar" style:country-complex="SA" style:font-weight-complex="normal"/>
    </style:style>
    <style:style style:name="T14" style:family="text">
      <style:text-properties fo:language="en" fo:country="GB" fo:font-weight="normal" officeooo:rsid="000d1474" style:language-asian="en" style:country-asian="US" style:font-weight-asian="normal" style:font-name-complex="Calibri1" style:language-complex="ar" style:country-complex="SA" style:font-weight-complex="normal"/>
    </style:style>
    <style:style style:name="T15" style:family="text">
      <style:text-properties fo:font-weight="bold" style:font-weight-asian="bold" style:font-name-complex="Calibri1" style:font-weight-complex="bold"/>
    </style:style>
    <style:style style:name="T16" style:family="text">
      <style:text-properties fo:font-weight="bold" officeooo:rsid="0001a4cd" style:font-weight-asian="bold" style:font-name-complex="Calibri1" style:font-weight-complex="bold"/>
    </style:style>
    <style:style style:name="T17" style:family="text">
      <style:text-properties fo:font-weight="bold" officeooo:rsid="00063156" style:font-weight-asian="bold" style:font-name-complex="Calibri1" style:font-weight-complex="bold"/>
    </style:style>
    <style:style style:name="T18" style:family="text">
      <style:text-properties officeooo:rsid="0004b0bf"/>
    </style:style>
    <style:style style:name="T19" style:family="text">
      <style:text-properties officeooo:rsid="0004debe"/>
    </style:style>
    <style:style style:name="T20" style:family="text">
      <style:text-properties officeooo:rsid="00081b11"/>
    </style:style>
    <style:style style:name="T21" style:family="text">
      <style:text-properties officeooo:rsid="000d1474"/>
    </style:style>
    <style:style style:name="T22" style:family="text">
      <style:text-properties officeooo:rsid="000ee63d"/>
    </style:style>
    <style:style style:name="T23" style:family="text">
      <style:text-properties officeooo:rsid="00103613"/>
    </style:style>
    <style:style style:name="T24" style:family="text">
      <style:text-properties fo:font-size="11pt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/>
    </style:style>
    <style:style style:name="T25" style:family="text">
      <style:text-properties fo:font-size="11pt" fo:font-weight="bold" officeooo:rsid="00063156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/>
    </style:style>
    <style:style style:name="T26" style:family="text">
      <style:text-properties officeooo:rsid="0012fd8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6LVL1" loext:num-list-format="%1%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Mark</text:p>
          </table:table-cell>
          <table:table-cell table:style-name="Table1.A1" office:value-type="string">
            <text:p text:style-name="P2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Team name:</text:p>
          </table:table-cell>
          <table:table-cell table:style-name="Table2.B1" table:number-columns-spanned="3" office:value-type="string">
            <text:p text:style-name="P9">A5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5">Homework number:</text:p>
          </table:table-cell>
          <table:table-cell table:style-name="Table2.B1" table:number-columns-spanned="3" office:value-type="string">
            <text:p text:style-name="P9">HOMEWORK <text:span text:style-name="T26">4</text:span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5">Due date:</text:p>
          </table:table-cell>
          <table:table-cell table:style-name="Table2.B1" table:number-columns-spanned="3" office:value-type="string">
            <text:p text:style-name="P5"><text:span text:style-name="T26">22</text:span>/10/2023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5">Contribution</text:p>
          </table:table-cell>
          <table:table-cell table:style-name="Table2.A1" office:value-type="string">
            <text:p text:style-name="P6">NO</text:p>
          </table:table-cell>
          <table:table-cell table:style-name="Table2.A1" office:value-type="string">
            <text:p text:style-name="P6">Partial</text:p>
          </table:table-cell>
          <table:table-cell table:style-name="Table2.A1" office:value-type="string">
            <text:p text:style-name="P6">Full</text:p>
          </table:table-cell>
        </table:table-row>
        <table:table-row>
          <table:table-cell table:style-name="Table2.B1" office:value-type="string">
            <text:p text:style-name="P5">Luca Daidone</text:p>
          </table:table-cell>
          <table:table-cell table:style-name="Table2.B1" office:value-type="string">
            <text:p text:style-name="P10"/>
          </table:table-cell>
          <table:table-cell table:style-name="Table2.B1" office:value-type="string">
            <text:p text:style-name="P10"/>
          </table:table-cell>
          <table:table-cell table:style-name="Table2.B1" office:value-type="string">
            <text:p text:style-name="P10">x</text:p>
          </table:table-cell>
        </table:table-row>
        <table:table-row>
          <table:table-cell table:style-name="Table2.B1" office:value-type="string">
            <text:p text:style-name="P5">Leonardo Ritter</text:p>
          </table:table-cell>
          <table:table-cell table:style-name="Table2.B1" office:value-type="string">
            <text:p text:style-name="P10"/>
          </table:table-cell>
          <table:table-cell table:style-name="Table2.B1" office:value-type="string">
            <text:p text:style-name="P10"/>
          </table:table-cell>
          <table:table-cell table:style-name="Table2.B1" office:value-type="string">
            <text:p text:style-name="P10">x</text:p>
          </table:table-cell>
        </table:table-row>
        <table:table-row>
          <table:table-cell table:style-name="Table2.B1" office:value-type="string">
            <text:p text:style-name="P5">Luca Cordaro</text:p>
          </table:table-cell>
          <table:table-cell table:style-name="Table2.B1" office:value-type="string">
            <text:p text:style-name="P10"/>
          </table:table-cell>
          <table:table-cell table:style-name="Table2.B1" office:value-type="string">
            <text:p text:style-name="P10"/>
          </table:table-cell>
          <table:table-cell table:style-name="Table2.B1" office:value-type="string">
            <text:p text:style-name="P10">x</text:p>
          </table:table-cell>
        </table:table-row>
        <table:table-row>
          <table:table-cell table:style-name="Table2.B1" office:value-type="string">
            <text:p text:style-name="P5">Lorenzo Strechelli</text:p>
          </table:table-cell>
          <table:table-cell table:style-name="Table2.B1" office:value-type="string">
            <text:p text:style-name="P10"/>
          </table:table-cell>
          <table:table-cell table:style-name="Table2.B1" office:value-type="string">
            <text:p text:style-name="P10"/>
          </table:table-cell>
          <table:table-cell table:style-name="Table2.B1" office:value-type="string">
            <text:p text:style-name="P10">x</text:p>
          </table:table-cell>
        </table:table-row>
        <table:table-row>
          <table:table-cell table:style-name="Table2.B1" office:value-type="string">
            <text:p text:style-name="P5">Ignazio Neto Dell'Acqua</text:p>
          </table:table-cell>
          <table:table-cell table:style-name="Table2.B1" office:value-type="string">
            <text:p text:style-name="P10"/>
          </table:table-cell>
          <table:table-cell table:style-name="Table2.B1" office:value-type="string">
            <text:p text:style-name="P10"/>
          </table:table-cell>
          <table:table-cell table:style-name="Table2.B1" office:value-type="string">
            <text:p text:style-name="P10">x</text:p>
          </table:table-cell>
        </table:table-row>
        <table:table-row>
          <table:table-cell table:style-name="Table2.B1" table:number-columns-spanned="4" office:value-type="string">
            <text:p text:style-name="P5">Notes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5">Project name</text:p>
          </table:table-cell>
          <table:table-cell table:style-name="Table3.B1" table:number-columns-spanned="3" office:value-type="string">
            <text:p text:style-name="P5">ADC triggered by TIM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5">Not done</text:p>
          </table:table-cell>
          <table:table-cell table:style-name="Table3.A1" office:value-type="string">
            <text:p text:style-name="P5">Partially done <text:line-break/>(major problems)</text:p>
          </table:table-cell>
          <table:table-cell table:style-name="Table3.A1" office:value-type="string">
            <text:p text:style-name="P5">Partially done <text:line-break/>(minor problems)</text:p>
          </table:table-cell>
          <table:table-cell table:style-name="Table3.A1" office:value-type="string">
            <text:p text:style-name="P5">Completed</text:p>
          </table:table-cell>
        </table:table-row>
        <table:table-row>
          <table:table-cell table:style-name="Table3.B1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B1" office:value-type="string">
            <text:p text:style-name="P10"/>
          </table:table-cell>
          <table:table-cell table:style-name="Table3.B1" office:value-type="string">
            <text:p text:style-name="P10">x</text:p>
          </table:table-cell>
        </table:table-row>
        <table:table-row table:style-name="Table3.4">
          <table:table-cell table:style-name="Table3.B1" table:number-columns-spanned="4" office:value-type="string">
            <text:p text:style-name="P11">Explanation: </text:p>
            <text:p text:style-name="P14">We successfully completed the homework.</text:p>
            <text:p text:style-name="P15"/>
            <text:p text:style-name="P32"><text:span text:style-name="T24">Part a</text:span><text:span text:style-name="T25">)</text:span><text:span text:style-name="T24"> ADC triggered by TIM:</text:span></text:p>
            <text:p text:style-name="P32"><text:span text:style-name="T24"/></text:p>
            <text:p text:style-name="P12">CubeIDE Settings:</text:p>
            <text:list xml:id="list2909668085" text:style-name="L1">
              <text:list-item>
                <text:p text:style-name="P22">First we set the output of the potentiometer as an input on our STM32. In specific we set it as the first input to ADC1. PA1 is set to ADC1<text:span text:style-name="T20">_IN.</text:span></text:p>
                <text:p text:style-name="P23"/>
              </text:list-item>
              <text:list-item>
                <text:p text:style-name="P22"><text:span text:style-name="T26">I</text:span>n the “Analog” section <text:span text:style-name="T26">we activate</text:span> the IN1 <text:span text:style-name="T26">from </text:span>the “Mode” pane<text:span text:style-name="T21">l and </text:span><text:span text:style-name="T26">then</text:span><text:span text:style-name="T21"> we enable the ADC1 global interrupt in the “NVIC settings” panel</text:span>. <text:span text:style-name="T23">In </text:span><text:span text:style-name="T26">the </text:span><text:span text:style-name="T23">“ADC_Regular_ConversionMode” tab we </text:span><text:span text:style-name="T26">enable </text:span><text:span text:style-name="T23">“</text:span><text:span text:style-name="T26">Timer 2 trigger Out Event</text:span><text:span text:style-name="T23">” </text:span><text:span text:style-name="T26">such as the conversion will start when an interrupt from the TIM2 is raised.</text:span></text:p>
                <text:p text:style-name="P25"/>
              </text:list-item>
              <text:list-item>
                <text:p text:style-name="P25"><text:span text:style-name="T21">We activate the TIM</text:span><text:span text:style-name="T26">2</text:span><text:span text:style-name="T21"> and set its channel 1 to “PWM Generation No Output”. This is done in order to start the ADC conversion every time we need (we set the prescaler and the ARR to 8400-</text:span><text:span text:style-name="T26">1</text:span><text:span text:style-name="T21"> and 10000-</text:span><text:span text:style-name="T26">1</text:span><text:span text:style-name="T21"> respectively in order to fill the ARR every 1s). </text:span><text:span text:style-name="T23">Then under “Trigger Output (TRGO) Parameters” tab we set “Trigger Event Selection” to “Update Event” in order to trigger the Start </text:span><text:span text:style-name="T26">of </text:span><text:span text:style-name="T23">the ADC </text:span><text:span text:style-name="T26">only </text:span><text:span text:style-name="T23">when the </text:span><text:span text:style-name="T26">counter register reaches 10000 (1s)</text:span><text:span text:style-name="T23">.</text:span></text:p>
                <text:p text:style-name="P23"><text:s/></text:p>
              </text:list-item>
              <text:list-item>
                <text:p text:style-name="P22">We check if the UART is activated. It should be active as default and we leave everything as default.</text:p>
              </text:list-item>
            </text:list>
            <text:p text:style-name="P20"/>
            <text:p text:style-name="P13">Code:</text:p>
            <text:p text:style-name="P8"><text:span text:style-name="T7">Some global variables get declared first: </text:span><text:span text:style-name="T9">n</text:span><text:span text:style-name="T7">amely the “adc</text:span><text:span text:style-name="T8">_val” as uint32, which is the value the ADC produces. Then the float “value_volt”, which is the voltage value to which the ADC value gets converted. A</text:span><text:span text:style-name="T9">n array of</text:span><text:span text:style-name="T8"> char</text:span><text:span text:style-name="T9">s</text:span><text:span text:style-name="T8"> “buffer” of length 20 to store the string we want to send over uart and an uint8 “</text:span><text:span text:style-name="T9">length</text:span><text:span text:style-name="T8">” which hold</text:span><text:span text:style-name="T9">s</text:span><text:span text:style-name="T8"> the length of the string. </text:span></text:p>
            <text:p text:style-name="P16">In the “main” function, the ADC gets started in interrupt mode with “HAL_ADC_Start_IT”, so does the timer, with “HAL_TIM_PWM_Start”. </text:p>
            <text:p text:style-name="P7"><text:soft-page-break/><text:span text:style-name="T10">All the actual handling happens in the callback function “HAL_ADC_ConvCpltCallback” which is called when the ADC has completed its conversion. Here the ADC value is read and stored in a variable, </text:span><text:span text:style-name="T13">t</text:span><text:span text:style-name="T10">hen divided by the maximum ADC value of 4096</text:span><text:span text:style-name="T13">,0 </text:span><text:span text:style-name="T10">and multiplied by the maximum voltage of 3</text:span><text:span text:style-name="T11">,3. </text:span><text:span text:style-name="T13">It’s important to keep the ,0 after the 4096 such as to tell the compiler that it’s a float operation. </text:span><text:span text:style-name="T11">Next the string to send is </text:span><text:span text:style-name="T13">written in the buffer</text:span><text:span text:style-name="T11"> with “snprintf” and sen</text:span><text:span text:style-name="T14">t</text:span><text:span text:style-name="T11"> over </text:span><text:span text:style-name="T13">u</text:span><text:span text:style-name="T11">art through the HAL-function “HAL_UART_Transmit”.</text:span></text:p>
            <text:p text:style-name="P17">And here the magic ends.</text:p>
            <text:p text:style-name="P17"/>
            <text:p text:style-name="P7"><text:span text:style-name="T15">Part b</text:span><text:span text:style-name="T17">)</text:span><text:span text:style-name="T15"> </text:span><text:span text:style-name="T16">ADC triggered by TIM to LCD</text:span><text:span text:style-name="T15">:</text:span></text:p>
            <text:p text:style-name="P7"><text:span text:style-name="T15"/></text:p>
            <text:p text:style-name="P3">CubeIDE Settings:</text:p>
            <text:list xml:id="list2532778707" text:style-name="L2">
              <text:list-item>
                <text:p text:style-name="P29">We configure the ADC and the timer like in the previous point</text:p>
                <text:p text:style-name="P29"/>
              </text:list-item>
              <text:list-item>
                <text:p text:style-name="P30"><text:span text:style-name="T22">we s</text:span>et the following pins to configure the pinout for the LCD: <text:s text:c="2"/></text:p>
              </text:list-item>
            </text:list>
            <text:list xml:id="list3267896080" text:style-name="L3">
              <text:list-item>
                <text:p text:style-name="P31">PA4: GPIO_Output[LCD_BL_ON]</text:p>
              </text:list-item>
              <text:list-item>
                <text:p text:style-name="P31">PB1: GPIO_Output[LCD_E]</text:p>
              </text:list-item>
              <text:list-item>
                <text:p text:style-name="P31">PB2: GPIO_Output[LCD_RS]</text:p>
              </text:list-item>
              <text:list-item>
                <text:p text:style-name="P31">PB12: GPIO_Output[LCD_D4]</text:p>
              </text:list-item>
              <text:list-item>
                <text:p text:style-name="P31">PB13: GPIO_Output[LCD_D5]</text:p>
              </text:list-item>
              <text:list-item>
                <text:p text:style-name="P31">PB14: GPIO_Output[LCD_D6]</text:p>
              </text:list-item>
              <text:list-item>
                <text:p text:style-name="P31">PB15: GPIO_Output[LCD_D7]</text:p>
                <text:p text:style-name="P31"/>
              </text:list-item>
            </text:list>
            <text:p text:style-name="P3">Code:</text:p>
            <text:p text:style-name="P28">We import the “PMDB16_LCD” library in the project as follow: </text:p>
            <text:p text:style-name="P28"/>
            <text:list xml:id="list995460202" text:style-name="L4">
              <text:list-item>
                <text:p text:style-name="P26">Copy the “PMDB16_LCD.c” file to the /Core/Src folder; <text:s/></text:p>
              </text:list-item>
              <text:list-item>
                <text:p text:style-name="P27">Copy the “PMDB16_LCD.h” file to the /Core/Inc folder;</text:p>
              </text:list-item>
              <text:list-item>
                <text:p text:style-name="P27">Add #include "PMDB16_LCD.h“ in main.c;</text:p>
                <text:p text:style-name="P27"><text:span text:style-name="T13"/></text:p>
              </text:list-item>
            </text:list>
            <text:p text:style-name="P21"><text:span text:style-name="T13">Then, we initialize the LCD controller using the "lcd_initialize()" and "lcd_clear()" functions in the "main()" function, before entering the infinite loop. In the "main()" function, we also start the ADC and the timer exactly as before.</text:span></text:p>
            <text:p text:style-name="Text_20_body">In the callback function "HAL_ADC_ConvCpltCallback," we first store the ADC conversion value in a uint32 variable, which we then use to calculate the floating-point voltage, following the same operations as before. We convert this value into a string and write it into a buffer using the "snprintf()" function. The string is then used to display the voltage value on the <text:span text:style-name="T26">LCD</text:span> with the "lcdprint_ln()" function. Additionally, we convert the <text:span text:style-name="T26">ADC </text:span>value into an integer ranging from 0 to 80 to correctly plot the bar graph using the "lcd_drawBar()" function.</text:p>
            <text:p text:style-name="P19">Problems encountered:</text:p>
            <text:p text:style-name="P18">We have noticed that the ADC value is not stable, indeed if we don’t move the knob, only the first two significative <text:span text:style-name="T26">digits </text:span>are fixed. We think that this is due to the external <text:span text:style-name="T26">noise, internal electronic </text:span>noise and the non-idealit<text:span text:style-name="T26">ies</text:span> of the ADC. A way to reduce the common mode noise <text:span text:style-name="T26">would be to </text:span>add a instrumentation amplifier (INA) having as input the two terminals of the potentiometer, <text:span text:style-name="T26">followed by a LPF to reduce the noise bandwidth.</text:span></text:p>
          </table:table-cell>
          <table:covered-table-cell/>
          <table:covered-table-cell/>
          <table:covered-table-cell/>
        </table:table-row>
        <text:soft-page-break/>
        <table:table-row table:style-name="Table3.5">
          <table:table-cell table:style-name="Table3.A1" table:number-columns-spanned="4" office:value-type="string">
            <text:p text:style-name="P5">Professor comments:</text:p>
            <text:p text:style-name="P5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3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paragraph" style:family="paragraph" style:parent-style-name="Standard">
      <style:paragraph-properties fo:margin-top="0.1945in" fo:margin-bottom="0.1945in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it" style:country-asian="I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normaltextrun" style:family="text" style:parent-style-name="Car._20_predefinito_20_paragrafo"/>
    <style:style style:name="eop" style:family="text" style:parent-style-name="Car._20_predefinito_20_paragrafo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" style:display-name="ListLabel 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" style:display-name="ListLabel 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" style:display-name="ListLabel 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Arial" fo:font-family="Arial" style:font-family-generic="swiss" style:font-pitch="variable" style:font-name-asian="Calibri1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style:font-name="OpenSymbol1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style:font-name="OpenSymbol1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style:font-name="OpenSymbol1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style:font-name="OpenSymbol1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style:font-name="OpenSymbol1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style:font-name="OpenSymbol1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style:font-name="Symbol"/>
      </text:list-level-style-bullet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style:font-name="Symbol"/>
      </text:list-level-style-bullet>
      <text:list-level-style-bullet text:level="3" text:style-name="WW_5f_CharLFO2LVL3" loext:num-list-format="%3%" text:bullet-char="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style:font-name="Symbol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style:font-name="Symbol"/>
      </text:list-level-style-bullet>
      <text:list-level-style-bullet text:level="5" text:style-name="WW_5f_CharLFO2LVL5" loext:num-list-format="%5%" text:bullet-char="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style:font-name="Symbol"/>
      </text:list-level-style-bullet>
      <text:list-level-style-bullet text:level="6" text:style-name="WW_5f_CharLFO2LVL6" loext:num-list-format="%6%" text:bullet-char="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style:font-name="Symbol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style:font-name="Symbol"/>
      </text:list-level-style-bullet>
      <text:list-level-style-bullet text:level="8" text:style-name="WW_5f_CharLFO2LVL8" loext:num-list-format="%8%" text:bullet-char="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style:font-name="Symbol"/>
      </text:list-level-style-bullet>
      <text:list-level-style-bullet text:level="9" text:style-name="WW_5f_CharLFO2LVL9" loext:num-list-format="%9%" text:bullet-char="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Federica Alberta Villa</meta:initial-creator>
    <meta:creation-date>2023-10-14T12:16:00Z</meta:creation-date>
    <dc:date>2023-10-22T13:13:58.331994996</dc:date>
    <meta:editing-cycles>17</meta:editing-cycles>
    <meta:editing-duration>PT13H26M29S</meta:editing-duration>
    <meta:document-statistic meta:table-count="3" meta:image-count="0" meta:object-count="0" meta:page-count="3" meta:paragraph-count="69" meta:word-count="728" meta:character-count="4259" meta:non-whitespace-character-count="3604"/>
    <meta:user-defined meta:name="AppVersion">15.0000</meta:user-defined>
    <meta:user-defined meta:name="GrammarlyDocumentId">e259dcb5ead1734391e2b1855523128faacd00a39b7fdae093b3b34d98182369</meta:user-defined>
    <meta:template xlink:type="simple" xlink:actuate="onRequest" xlink:title="" xlink:href="../../../../../Downloads/Telegram%20Desktop/Group_A5_HW4.odt/Normal"/>
  </office:meta>
</office:document-meta>
</file>